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8.356cm" fo:padding-top="0.142cm" fo:padding-bottom="0.142cm" fo:padding-left="0.267cm" fo:padding-right="0.267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Long_20_Dash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Long_20_Dash"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solid" draw:stroke-dash="Long_20_Dash"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3.911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9cm" svg:height="1.27cm" svg:x="5.762cm" svg:y="3.54cm">
          <text:p text:style-name="P1">Sensordate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89cm" svg:height="1.27cm" svg:x="5.762cm" svg:y="6.04cm">
          <text:p text:style-name="P1">Feature-Extrahierun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89cm" svg:height="1.27cm" svg:x="5.762cm" svg:y="8.54cm">
          <text:p text:style-name="P1">Standortbestimmun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89cm" svg:height="1.27cm" svg:x="5.762cm" svg:y="11.04cm">
          <text:p text:style-name="P1">Feature-Extrahierun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89cm" svg:height="1.27cm" svg:x="5.762cm" svg:y="13.54cm">
          <text:p text:style-name="P1">Anomalieerkennung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07cm" svg:y1="4.81cm" svg:x2="10.207cm" svg:y2="6.08cm">
          <text:p/>
        </draw:line>
        <draw:line draw:style-name="gr2" draw:text-style-name="P3" draw:layer="layout" svg:x1="10.207cm" svg:y1="7.301cm" svg:x2="10.207cm" svg:y2="8.571cm">
          <text:p/>
        </draw:line>
        <draw:line draw:style-name="gr2" draw:text-style-name="P3" draw:layer="layout" svg:x1="10.207cm" svg:y1="9.792cm" svg:x2="10.207cm" svg:y2="11.062cm">
          <text:p/>
        </draw:line>
        <draw:line draw:style-name="gr2" draw:text-style-name="P3" draw:layer="layout" svg:x1="10.207cm" svg:y1="12.283cm" svg:x2="10.207cm" svg:y2="13.553cm">
          <text:p/>
        </draw:line>
        <draw:line draw:style-name="gr3" draw:text-style-name="P3" draw:layer="layout" svg:x1="10.207cm" svg:y1="10.307cm" svg:x2="15.922cm" svg:y2="10.307cm">
          <text:p/>
        </draw:line>
        <draw:line draw:style-name="gr4" draw:text-style-name="P3" draw:layer="layout" svg:x1="15.922cm" svg:y1="10.307cm" svg:x2="15.922cm" svg:y2="6.815cm">
          <text:p/>
        </draw:line>
        <draw:line draw:style-name="gr5" draw:text-style-name="P3" draw:layer="layout" svg:x1="15.922cm" svg:y1="6.715cm" svg:x2="14.652cm" svg:y2="6.715cm">
          <text:p/>
        </draw:line>
        <draw:line draw:style-name="gr6" draw:text-style-name="P3" draw:layer="layout" svg:x1="15.922cm" svg:y1="10.207cm" svg:x2="15.922cm" svg:y2="16.875cm">
          <text:p/>
        </draw:line>
        <draw:line draw:style-name="gr7" draw:text-style-name="P3" draw:layer="layout" svg:x1="10.207cm" svg:y1="14.839cm" svg:x2="10.207cm" svg:y2="16.875cm">
          <text:p/>
        </draw:line>
        <draw:custom-shape draw:style-name="gr8" draw:text-style-name="P2" draw:layer="layout" svg:width="4.445cm" svg:height="1.27cm" svg:x="7.985cm" svg:y="16.875cm">
          <text:p text:style-name="P1">Ist Anomalie?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445cm" svg:height="1.27cm" svg:x="13.685cm" svg:y="16.875cm">
          <text:p text:style-name="P1">Standor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4T09:32:37.274399419</meta:creation-date>
    <dc:date>2021-06-14T09:39:23.157857804</dc:date>
    <meta:editing-duration>PT6M46S</meta:editing-duration>
    <meta:editing-cycles>1</meta:editing-cycles>
    <meta:document-statistic meta:object-count="16"/>
    <meta:generator>LibreOffice/7.1.3.2$Linux_X86_64 LibreOffice_project/10$Build-2</meta:generator>
  </office:meta>
</office:document-meta>
</file>